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Pictures/10000001000001190000019E419BE559.png" manifest:media-type="image/png"/>
  <manifest:file-entry manifest:full-path="Pictures/10000001000001CC0000005D05E17837.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0000002D2000000593A7F307B.png" manifest:media-type="image/png"/>
  <manifest:file-entry manifest:full-path="Pictures/100000010000023400000193C5C89F04.png" manifest:media-type="image/png"/>
  <manifest:file-entry manifest:full-path="Pictures/100000010000023F0000015B07B96470.png" manifest:media-type="image/png"/>
  <manifest:file-entry manifest:full-path="settings.xml" manifest:media-type="text/xml"/>
  <manifest:file-entry manifest:full-path="meta.xml" manifest:media-type="text/xml"/>
  <manifest:file-entry manifest:full-path="Basic/Standard/ClipboardModule.xml" manifest:media-type="text/xml"/>
  <manifest:file-entry manifest:full-path="Basic/Standard/automationMacros.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P687" style:family="paragraph" style:parent-style-name="Heading_20_1">
      <style:text-properties officeooo:rsid="02c373b1"/>
    </style:style>
    <style:style style:name="P688" style:family="paragraph" style:parent-style-name="Text_20_body">
      <style:text-properties officeooo:rsid="02c373b1" officeooo:paragraph-rsid="02c373b1"/>
    </style:style>
    <style:style style:name="P689" style:family="paragraph" style:parent-style-name="Text_20_body">
      <style:text-properties officeooo:rsid="02c3c731" officeooo:paragraph-rsid="02c3de00"/>
    </style:style>
    <style:style style:name="P690" style:family="paragraph" style:parent-style-name="Text_20_body">
      <style:text-properties officeooo:rsid="02c3de00" officeooo:paragraph-rsid="02c3de00"/>
    </style:style>
    <style:style style:name="P691" style:family="paragraph" style:parent-style-name="Text_20_body">
      <style:text-properties officeooo:rsid="02c3f168" officeooo:paragraph-rsid="02c3f168"/>
    </style:style>
    <style:style style:name="P692" style:family="paragraph" style:parent-style-name="Text_20_body">
      <style:text-properties fo:font-style="normal" officeooo:rsid="02c8ca65" officeooo:paragraph-rsid="02c8ca65" style:font-style-asian="normal" style:font-style-complex="normal"/>
    </style:style>
    <style:style style:name="P693" style:family="paragraph" style:parent-style-name="Heading_20_1">
      <style:text-properties officeooo:rsid="02cee341"/>
    </style:style>
    <style:style style:name="P694" style:family="paragraph" style:parent-style-name="Text_20_body">
      <style:text-properties officeooo:rsid="02cee341" officeooo:paragraph-rsid="02cee341"/>
    </style:style>
    <style:style style:name="P695" style:family="paragraph" style:parent-style-name="TODO">
      <style:text-properties officeooo:paragraph-rsid="02d5c901"/>
    </style:style>
    <style:style style:name="P696" style:family="paragraph" style:parent-style-name="Heading_20_1">
      <style:text-properties officeooo:rsid="02d00379"/>
    </style:style>
    <style:style style:name="P697" style:family="paragraph" style:parent-style-name="Text_20_body">
      <style:text-properties officeooo:rsid="02d00379" officeooo:paragraph-rsid="02d00379"/>
    </style:style>
    <style:style style:name="P698" style:family="paragraph" style:parent-style-name="Heading_20_2">
      <style:text-properties officeooo:rsid="02d3bac2" officeooo:paragraph-rsid="02d3bac2"/>
    </style:style>
    <style:style style:name="P699" style:family="paragraph" style:parent-style-name="Text_20_body">
      <style:text-properties officeooo:rsid="02d3bac2" officeooo:paragraph-rsid="02d3bac2"/>
    </style:style>
    <style:style style:name="P700" style:family="paragraph" style:parent-style-name="Heading_20_2">
      <style:text-properties officeooo:rsid="02d52b52" officeooo:paragraph-rsid="02d52b52"/>
    </style:style>
    <style:style style:name="P701" style:family="paragraph" style:parent-style-name="Text_20_body">
      <style:text-properties officeooo:rsid="02d52b52" officeooo:paragraph-rsid="02d52b52"/>
    </style:style>
    <style:style style:name="P702" style:family="paragraph" style:parent-style-name="Heading_20_1">
      <style:text-properties officeooo:rsid="02d6528c"/>
    </style:style>
    <style:style style:name="P703" style:family="paragraph" style:parent-style-name="Text_20_body">
      <style:text-properties officeooo:rsid="02d6528c" officeooo:paragraph-rsid="02d6528c"/>
    </style:style>
    <style:style style:name="P704" style:family="paragraph" style:parent-style-name="Text_20_body">
      <style:text-properties officeooo:rsid="02d71bbd" officeooo:paragraph-rsid="02d71bbd"/>
    </style:style>
    <style:style style:name="P705" style:family="paragraph" style:parent-style-name="Text_20_body">
      <style:text-properties officeooo:rsid="02d83c65" officeooo:paragraph-rsid="02d83c65"/>
    </style:style>
    <style:style style:name="P706" style:family="paragraph" style:parent-style-name="TODO">
      <style:text-properties officeooo:rsid="02d9e967" officeooo:paragraph-rsid="02d9e967"/>
    </style:style>
    <style:style style:name="P707" style:family="paragraph" style:parent-style-name="CommitMessage">
      <style:text-properties officeooo:rsid="02dbb2d0" officeooo:paragraph-rsid="02dbb2d0"/>
    </style:style>
    <style:style style:name="P708" style:family="paragraph" style:parent-style-name="Heading_20_1">
      <style:text-properties officeooo:rsid="02dbddf6"/>
    </style:style>
    <style:style style:name="P709" style:family="paragraph" style:parent-style-name="Text_20_body">
      <style:text-properties officeooo:rsid="02dbddf6" officeooo:paragraph-rsid="02dbddf6"/>
    </style:style>
    <style:style style:name="P710" style:family="paragraph" style:parent-style-name="Text_20_body">
      <style:text-properties officeooo:rsid="02dbddf6" officeooo:paragraph-rsid="02dd4c4e"/>
    </style:style>
    <style:style style:name="P711" style:family="paragraph" style:parent-style-name="Text_20_body">
      <style:text-properties fo:font-style="normal" officeooo:rsid="02dd4c4e" officeooo:paragraph-rsid="02dd4c4e" style:font-style-asian="normal" style:font-style-complex="normal"/>
    </style:style>
    <style:style style:name="P712" style:family="paragraph" style:parent-style-name="Text_20_body">
      <style:text-properties officeooo:rsid="02df3039" officeooo:paragraph-rsid="02df3039"/>
    </style:style>
    <style:style style:name="P713" style:family="paragraph" style:parent-style-name="Text_20_body">
      <style:text-properties officeooo:rsid="02e10d36" officeooo:paragraph-rsid="02e10d36"/>
    </style:style>
    <style:style style:name="P714" style:family="paragraph" style:parent-style-name="Text_20_body">
      <style:text-properties officeooo:rsid="02e14248" officeooo:paragraph-rsid="02e14248"/>
    </style:style>
    <style:style style:name="P715" style:family="paragraph" style:parent-style-name="Text_20_body">
      <style:text-properties officeooo:rsid="02e30778" officeooo:paragraph-rsid="02e30778"/>
    </style:style>
    <style:style style:name="P716" style:family="paragraph" style:parent-style-name="Text_20_body">
      <style:text-properties officeooo:rsid="02e3b09b" officeooo:paragraph-rsid="02e3b09b"/>
    </style:style>
    <style:style style:name="P717" style:family="paragraph" style:parent-style-name="Text_20_body">
      <style:text-properties officeooo:rsid="02e4ff36" officeooo:paragraph-rsid="02e4ff36"/>
    </style:style>
    <style:style style:name="P718" style:family="paragraph" style:parent-style-name="CommitMessage">
      <style:text-properties officeooo:rsid="02e4ff36" officeooo:paragraph-rsid="02e4ff36"/>
    </style:style>
    <style:style style:name="P719" style:family="paragraph" style:parent-style-name="Text_20_body">
      <style:text-properties officeooo:rsid="02e7a909" officeooo:paragraph-rsid="02e7a909"/>
    </style:style>
    <style:style style:name="P720" style:family="paragraph" style:parent-style-name="Heading_20_1">
      <style:text-properties officeooo:rsid="02eaec17"/>
    </style:style>
    <style:style style:name="P721" style:family="paragraph" style:parent-style-name="Text_20_body">
      <style:text-properties officeooo:rsid="02eaec17" officeooo:paragraph-rsid="02eaec17"/>
    </style:style>
    <style:style style:name="P722" style:family="paragraph" style:parent-style-name="Text_20_body">
      <style:text-properties officeooo:rsid="02eb24c5" officeooo:paragraph-rsid="02eb24c5"/>
    </style:style>
    <style:style style:name="P723" style:family="paragraph" style:parent-style-name="Text_20_body">
      <style:text-properties officeooo:rsid="02ebe7cf" officeooo:paragraph-rsid="02ebe7cf"/>
    </style:style>
    <style:style style:name="P724" style:family="paragraph" style:parent-style-name="Heading_20_2">
      <style:text-properties officeooo:rsid="02ebe7cf" officeooo:paragraph-rsid="02ebe7cf"/>
    </style:style>
    <style:style style:name="P725" style:family="paragraph" style:parent-style-name="Text_20_body" style:list-style-name="List_20_1">
      <style:text-properties officeooo:rsid="02ebe7cf" officeooo:paragraph-rsid="02ebe7cf"/>
    </style:style>
    <style:style style:name="P726" style:family="paragraph" style:parent-style-name="Text_20_body">
      <style:text-properties officeooo:rsid="02ed74e1" officeooo:paragraph-rsid="02ed74e1"/>
    </style:style>
    <style:style style:name="P727" style:family="paragraph" style:parent-style-name="CommitMessage">
      <style:text-properties officeooo:rsid="02ed74e1" officeooo:paragraph-rsid="02ed74e1"/>
    </style:style>
    <style:style style:name="P728" style:family="paragraph" style:parent-style-name="Text_20_body">
      <style:text-properties officeooo:rsid="02eefad0" officeooo:paragraph-rsid="02eefad0"/>
    </style:style>
    <style:style style:name="P729" style:family="paragraph" style:parent-style-name="Text_20_body">
      <style:text-properties officeooo:rsid="02f00a61" officeooo:paragraph-rsid="02f00a61"/>
    </style:style>
    <style:style style:name="P730" style:family="paragraph" style:parent-style-name="Text_20_body">
      <style:text-properties officeooo:rsid="02f0943b" officeooo:paragraph-rsid="02f0943b"/>
    </style:style>
    <style:style style:name="P731" style:family="paragraph" style:parent-style-name="Text_20_body">
      <style:text-properties fo:font-style="normal" officeooo:rsid="02f0ffbf" officeooo:paragraph-rsid="02f0ffbf" style:font-style-asian="normal" style:font-style-complex="normal"/>
    </style:style>
    <style:style style:name="P732" style:family="paragraph" style:parent-style-name="Text_20_body">
      <style:text-properties officeooo:rsid="02f2e3dd" officeooo:paragraph-rsid="02f2e3dd"/>
    </style:style>
    <style:style style:name="P733" style:family="paragraph" style:parent-style-name="Heading_20_1">
      <style:text-properties officeooo:rsid="02f468d8"/>
    </style:style>
    <style:style style:name="P734" style:family="paragraph" style:parent-style-name="Text_20_body">
      <style:text-properties officeooo:rsid="02f468d8" officeooo:paragraph-rsid="02f468d8"/>
    </style:style>
    <style:style style:name="P735" style:family="paragraph" style:parent-style-name="Text_20_body">
      <style:text-properties officeooo:rsid="02f62c45" officeooo:paragraph-rsid="02f62c45"/>
    </style:style>
    <style:style style:name="P736" style:family="paragraph" style:parent-style-name="Text_20_body">
      <style:text-properties officeooo:rsid="02f7e7a0" officeooo:paragraph-rsid="02f7e7a0"/>
    </style:style>
    <style:style style:name="P737" style:family="paragraph" style:parent-style-name="Text_20_body">
      <style:text-properties officeooo:rsid="02f9c79a" officeooo:paragraph-rsid="02f9c79a"/>
    </style:style>
    <style:style style:name="P738" style:family="paragraph" style:parent-style-name="Text_20_body">
      <style:text-properties officeooo:rsid="02fafbdd" officeooo:paragraph-rsid="02fafbdd"/>
    </style:style>
    <style:style style:name="P739" style:family="paragraph" style:parent-style-name="Text_20_body">
      <style:text-properties officeooo:rsid="02fa291c" officeooo:paragraph-rsid="02fa291c"/>
    </style:style>
    <style:style style:name="P740" style:family="paragraph" style:parent-style-name="CommitMessage">
      <style:text-properties officeooo:rsid="02fafbdd" officeooo:paragraph-rsid="02fafbdd"/>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T452" style:family="text">
      <style:text-properties officeooo:rsid="02c3de00"/>
    </style:style>
    <style:style style:name="T453" style:family="text">
      <style:text-properties officeooo:rsid="02c3f168"/>
    </style:style>
    <style:style style:name="T454" style:family="text">
      <style:text-properties officeooo:rsid="02c5f08e"/>
    </style:style>
    <style:style style:name="T455" style:family="text">
      <style:text-properties fo:font-style="italic" officeooo:rsid="02c5f08e" style:font-style-asian="italic" style:font-style-complex="italic"/>
    </style:style>
    <style:style style:name="T456" style:family="text">
      <style:text-properties fo:font-style="normal" officeooo:rsid="02c5f08e" style:font-style-asian="normal" style:font-style-complex="normal"/>
    </style:style>
    <style:style style:name="T457" style:family="text">
      <style:text-properties fo:font-style="normal" officeooo:rsid="02c7ec84" style:font-style-asian="normal" style:font-style-complex="normal"/>
    </style:style>
    <style:style style:name="T458" style:family="text">
      <style:text-properties officeooo:rsid="02c9a07b"/>
    </style:style>
    <style:style style:name="T459" style:family="text">
      <style:text-properties officeooo:rsid="02cee341"/>
    </style:style>
    <style:style style:name="T460" style:family="text">
      <style:text-properties officeooo:rsid="02d20276"/>
    </style:style>
    <style:style style:name="T461" style:family="text">
      <style:text-properties officeooo:rsid="02d2553a"/>
    </style:style>
    <style:style style:name="T462" style:family="text">
      <style:text-properties officeooo:rsid="02d3bac2"/>
    </style:style>
    <style:style style:name="T463" style:family="text">
      <style:text-properties officeooo:rsid="02d4b44f"/>
    </style:style>
    <style:style style:name="T464" style:family="text">
      <style:text-properties officeooo:rsid="02d52b52"/>
    </style:style>
    <style:style style:name="T465" style:family="text">
      <style:text-properties fo:font-style="italic" officeooo:rsid="02d52b52" style:font-style-asian="italic" style:font-style-complex="italic"/>
    </style:style>
    <style:style style:name="T466" style:family="text">
      <style:text-properties fo:font-style="normal" officeooo:rsid="02d52b52" style:font-style-asian="normal" style:font-style-complex="normal"/>
    </style:style>
    <style:style style:name="T467" style:family="text">
      <style:text-properties officeooo:rsid="02d666f8"/>
    </style:style>
    <style:style style:name="T468" style:family="text">
      <style:text-properties officeooo:rsid="02d71bbd"/>
    </style:style>
    <style:style style:name="T469" style:family="text">
      <style:text-properties officeooo:rsid="02d9e967"/>
    </style:style>
    <style:style style:name="T470" style:family="text">
      <style:text-properties fo:font-style="normal" officeooo:rsid="02dccc5b" style:font-style-asian="normal" style:font-style-complex="normal"/>
    </style:style>
    <style:style style:name="T471" style:family="text">
      <style:text-properties fo:font-style="normal" officeooo:rsid="02dd4c4e" style:font-style-asian="normal" style:font-style-complex="normal"/>
    </style:style>
    <style:style style:name="T472" style:family="text">
      <style:text-properties officeooo:rsid="02df3039"/>
    </style:style>
    <style:style style:name="T473" style:family="text">
      <style:text-properties officeooo:rsid="02e3b09b"/>
    </style:style>
    <style:style style:name="T474" style:family="text">
      <style:text-properties officeooo:rsid="02e4ff36"/>
    </style:style>
    <style:style style:name="T475" style:family="text">
      <style:text-properties officeooo:rsid="02e90306"/>
    </style:style>
    <style:style style:name="T476" style:family="text">
      <style:text-properties officeooo:rsid="02ed74e1"/>
    </style:style>
    <style:style style:name="T477" style:family="text">
      <style:text-properties officeooo:rsid="02f00a61"/>
    </style:style>
    <style:style style:name="T478" style:family="text">
      <style:text-properties officeooo:rsid="02f0943b"/>
    </style:style>
    <style:style style:name="T479" style:family="text">
      <style:text-properties officeooo:rsid="02f5cc54"/>
    </style:style>
    <style:style style:name="T480" style:family="text">
      <style:text-properties officeooo:rsid="02f6a721"/>
    </style:style>
    <style:style style:name="T481" style:family="text">
      <style:text-properties officeooo:rsid="02fa29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office:name="2025-Feb-20 Intro" text:style-name="Index_20_Link" text:visited-style-name="Index_20_Link">2025-Feb-20 Intro<text:tab/>5</text:a></text:p>
          <text:p text:style-name="P1"><text:a xlink:type="simple" xlink:href="#__RefHeading___Toc827_4025793947" office:name="2025-Feb-20 Style Configurator Layout (#15939)" text:style-name="Index_20_Link" text:visited-style-name="Index_20_Link">2025-Feb-20 Style Configurator Layout (#15939)<text:tab/>5</text:a></text:p>
          <text:p text:style-name="P1"><text:a xlink:type="simple" xlink:href="#__RefHeading___Toc829_4025793947" office:name="2025-Feb-20 &lt;meta&gt;" text:style-name="Index_20_Link" text:visited-style-name="Index_20_Link">2025-Feb-20 &lt;meta&gt;<text:tab/>6</text:a></text:p>
          <text:p text:style-name="P1"><text:a xlink:type="simple" xlink:href="#__RefHeading___Toc831_4025793947" office:name="2024-Feb-22 Plugin: Collection Interface" text:style-name="Index_20_Link" text:visited-style-name="Index_20_Link">2024-Feb-22 Plugin: Collection Interface<text:tab/>7</text:a></text:p>
          <text:p text:style-name="P1"><text:a xlink:type="simple" xlink:href="#__RefHeading___Toc833_4025793947" office:name="2025-Feb-23 Plugin Notes" text:style-name="Index_20_Link" text:visited-style-name="Index_20_Link">2025-Feb-23 Plugin Notes<text:tab/>8</text:a></text:p>
          <text:p text:style-name="P1"><text:a xlink:type="simple" xlink:href="#__RefHeading___Toc835_4025793947" office:name="2025-Feb-24 Collection Interface" text:style-name="Index_20_Link" text:visited-style-name="Index_20_Link">2025-Feb-24 Collection Interface<text:tab/>10</text:a></text:p>
          <text:p text:style-name="P1"><text:a xlink:type="simple" xlink:href="#__RefHeading___Toc837_4025793947" office:name="2025-Feb-26 Collection Interface" text:style-name="Index_20_Link" text:visited-style-name="Index_20_Link">2025-Feb-26 Collection Interface<text:tab/>10</text:a></text:p>
          <text:p text:style-name="P1"><text:a xlink:type="simple" xlink:href="#__RefHeading___Toc857_2165045563" office:name="2025-Feb-27 &lt;meta&gt; Add Macros" text:style-name="Index_20_Link" text:visited-style-name="Index_20_Link">2025-Feb-27 &lt;meta&gt; Add Macros<text:tab/>12</text:a></text:p>
          <text:p text:style-name="P1"><text:a xlink:type="simple" xlink:href="#__RefHeading___Toc662_843877958" office:name="2025-Feb-27 Plugin: CollectionInterface" text:style-name="Index_20_Link" text:visited-style-name="Index_20_Link">2025-Feb-27 Plugin: CollectionInterface<text:tab/>12</text:a></text:p>
          <text:p text:style-name="P1"><text:a xlink:type="simple" xlink:href="#__RefHeading___Toc685_299089479" office:name="2025-Mar-03 Plugin: CollectionInterface" text:style-name="Index_20_Link" text:visited-style-name="Index_20_Link">2025-Mar-03 Plugin: CollectionInterface<text:tab/>12</text:a></text:p>
          <text:p text:style-name="P1"><text:a xlink:type="simple" xlink:href="#__RefHeading___Toc712_2874055824" office:name="2025-Mar-04 N++ SQL Escape Bug" text:style-name="Index_20_Link" text:visited-style-name="Index_20_Link">2025-Mar-04 N++ SQL Escape Bug<text:tab/>13</text:a></text:p>
          <text:p text:style-name="P2"><text:a xlink:type="simple" xlink:href="#__RefHeading___Toc735_2874055824" office:name="Refresh after Preference bug" text:style-name="Index_20_Link" text:visited-style-name="Index_20_Link">Refresh after Preference bug<text:tab/>14</text:a></text:p>
          <text:p text:style-name="P1"><text:a xlink:type="simple" xlink:href="#__RefHeading___Toc890_589140964" office:name="2025-Mar-26 Collection Interface" text:style-name="Index_20_Link" text:visited-style-name="Index_20_Link">2025-Mar-26 Collection Interface<text:tab/>14</text:a></text:p>
          <text:p text:style-name="P1"><text:a xlink:type="simple" xlink:href="#__RefHeading___Toc936_1563383174" office:name="2025-Mar-27 CollectionInterface" text:style-name="Index_20_Link" text:visited-style-name="Index_20_Link">2025-Mar-27 CollectionInterface<text:tab/>15</text:a></text:p>
          <text:p text:style-name="P1"><text:a xlink:type="simple" xlink:href="#__RefHeading___Toc1106_1813222724" office:name="2025-Mar-28 CollectionInterface" text:style-name="Index_20_Link" text:visited-style-name="Index_20_Link">2025-Mar-28 CollectionInterface<text:tab/>17</text:a></text:p>
          <text:p text:style-name="P2"><text:a xlink:type="simple" xlink:href="#__RefHeading___Toc1140_1813222724" office:name="Download JSON" text:style-name="Index_20_Link" text:visited-style-name="Index_20_Link">Download JSON<text:tab/>17</text:a></text:p>
          <text:p text:style-name="P2"><text:a xlink:type="simple" xlink:href="#__RefHeading___Toc1312_1813222724" office:name="Process JSON" text:style-name="Index_20_Link" text:visited-style-name="Index_20_Link">Process JSON<text:tab/>17</text:a></text:p>
          <text:p text:style-name="P1"><text:a xlink:type="simple" xlink:href="#__RefHeading___Toc1157_2548843727" office:name="2025-Mar-31 CollectionInterface" text:style-name="Index_20_Link" text:visited-style-name="Index_20_Link">2025-Mar-31 CollectionInterface<text:tab/>18</text:a></text:p>
          <text:p text:style-name="P1"><text:a xlink:type="simple" xlink:href="#__RefHeading___Toc1197_2845921483" office:name="2025-Apr-02 CollectionInterface" text:style-name="Index_20_Link" text:visited-style-name="Index_20_Link">2025-Apr-02 CollectionInterface<text:tab/>19</text:a></text:p>
          <text:p text:style-name="P1"><text:a xlink:type="simple" xlink:href="#__RefHeading___Toc1295_2203718327" office:name="2025-Apr-03 CollectionInterface" text:style-name="Index_20_Link" text:visited-style-name="Index_20_Link">2025-Apr-03 CollectionInterface<text:tab/>20</text:a></text:p>
          <text:p text:style-name="P2"><text:a xlink:type="simple" xlink:href="#__RefHeading___Toc1340_2719259852" office:name="&lt;meta&gt; MACRO: Grab Today’s Commits" text:style-name="Index_20_Link" text:visited-style-name="Index_20_Link">&lt;meta&gt; MACRO: Grab Today’s Commits<text:tab/>21</text:a></text:p>
          <text:p text:style-name="P1"><text:a xlink:type="simple" xlink:href="#__RefHeading___Toc1362_1694774122" office:name="2025-Apr-04 CollectionInterface" text:style-name="Index_20_Link" text:visited-style-name="Index_20_Link">2025-Apr-04 CollectionInterface<text:tab/>21</text:a></text:p>
          <text:p text:style-name="P1"><text:a xlink:type="simple" xlink:href="#__RefHeading___Toc1500_887794160" office:name="2025-Apr-05 CollectionInterface" text:style-name="Index_20_Link" text:visited-style-name="Index_20_Link">2025-Apr-05 CollectionInterface<text:tab/>23</text:a></text:p>
          <text:p text:style-name="P1"><text:a xlink:type="simple" xlink:href="#__RefHeading___Toc1545_923716000" office:name="2025-Apr-06 CollectionInterface" text:style-name="Index_20_Link" text:visited-style-name="Index_20_Link">2025-Apr-06 CollectionInterface<text:tab/>24</text:a></text:p>
          <text:p text:style-name="P1"><text:a xlink:type="simple" xlink:href="#__RefHeading___Toc1572_3337876114" office:name="2025-Apr-07 CollectionInterface" text:style-name="Index_20_Link" text:visited-style-name="Index_20_Link">2025-Apr-07 CollectionInterface<text:tab/>25</text:a></text:p>
          <text:p text:style-name="P1"><text:a xlink:type="simple" xlink:href="#__RefHeading___Toc1613_28121848" office:name="2025-Apr-08 CollectionInterface" text:style-name="Index_20_Link" text:visited-style-name="Index_20_Link">2025-Apr-08 CollectionInterface<text:tab/>25</text:a></text:p>
          <text:p text:style-name="P1"><text:a xlink:type="simple" xlink:href="#__RefHeading___Toc1673_973939459" office:name="2025-Apr-09 CollectionInterface" text:style-name="Index_20_Link" text:visited-style-name="Index_20_Link">2025-Apr-09 CollectionInterface<text:tab/>26</text:a></text:p>
          <text:p text:style-name="P2"><text:a xlink:type="simple" xlink:href="#__RefHeading___Toc1712_973939459" office:name="GitHub Action" text:style-name="Index_20_Link" text:visited-style-name="Index_20_Link">GitHub Action<text:tab/>27</text:a></text:p>
          <text:p text:style-name="P2"><text:a xlink:type="simple" xlink:href="#__RefHeading___Toc1720_973939459" office:name="Collection Repo: Validation Improvements" text:style-name="Index_20_Link" text:visited-style-name="Index_20_Link">Collection Repo: Validation Improvements<text:tab/>27</text:a></text:p>
          <text:p text:style-name="P1"><text:a xlink:type="simple" xlink:href="#__RefHeading___Toc1760_828956262" office:name="2025-Apr-10 Collection Repo Validation" text:style-name="Index_20_Link" text:visited-style-name="Index_20_Link">2025-Apr-10 Collection Repo Validation<text:tab/>27</text:a></text:p>
          <text:p text:style-name="P1"><text:a xlink:type="simple" xlink:href="#__RefHeading___Toc1836_1512926276" office:name="2025-Apr-11 CollectionInterface" text:style-name="Index_20_Link" text:visited-style-name="Index_20_Link">2025-Apr-11 CollectionInterface<text:tab/>29</text:a></text:p>
          <text:p text:style-name="P2"><text:a xlink:type="simple" xlink:href="#__RefHeading___Toc2351_1512926276" office:name="User Manual" text:style-name="Index_20_Link" text:visited-style-name="Index_20_Link">User Manual<text:tab/>30</text:a></text:p>
          <text:p text:style-name="P1"><text:a xlink:type="simple" xlink:href="#__RefHeading___Toc1988_2691539957" office:name="2025-Apr-12 CollectionInterface" text:style-name="Index_20_Link" text:visited-style-name="Index_20_Link">2025-Apr-12 CollectionInterface<text:tab/>31</text:a></text:p>
          <text:p text:style-name="P1"><text:a xlink:type="simple" xlink:href="#__RefHeading___Toc2016_1843320661" office:name="2025-Apr-25 Main App: LexErrorList" text:style-name="Index_20_Link" text:visited-style-name="Index_20_Link">2025-Apr-25 Main App: LexErrorList<text:tab/>31</text:a></text:p>
          <text:p text:style-name="P1"><text:a xlink:type="simple" xlink:href="#__RefHeading___Toc2058_640972555" office:name="2025-Apr-30 Shortcut Mapper Bug" text:style-name="Index_20_Link" text:visited-style-name="Index_20_Link">2025-Apr-30 Shortcut Mapper Bug<text:tab/>32</text:a></text:p>
          <text:p text:style-name="P1"><text:a xlink:type="simple" xlink:href="#__RefHeading___Toc2116_2569233871" office:name="2025-May-08 Notepad++/Plugin Actions" text:style-name="Index_20_Link" text:visited-style-name="Index_20_Link">2025-May-08 Notepad++/Plugin Actions<text:tab/>33</text:a></text:p>
          <text:p text:style-name="P1"><text:a xlink:type="simple" xlink:href="#__RefHeading___Toc2379_416117273" office:name="2025-May-09 Notepad++/Plugins Actions" text:style-name="Index_20_Link" text:visited-style-name="Index_20_Link">2025-May-09 Notepad++/Plugins Actions<text:tab/>34</text:a></text:p>
          <text:p text:style-name="P1"><text:a xlink:type="simple" xlink:href="#__RefHeading___Toc2371_2410779040" office:name="2025-May-10 NPP → Plugin trigger" text:style-name="Index_20_Link" text:visited-style-name="Index_20_Link">2025-May-10 NPP → Plugin trigger<text:tab/>36</text:a></text:p>
          <text:p text:style-name="P1"><text:a xlink:type="simple" xlink:href="#__RefHeading___Toc2393_3749063352" office:name="2025-May-11 NPP → Plugin Trigger" text:style-name="Index_20_Link" text:visited-style-name="Index_20_Link">2025-May-11 NPP → Plugin Trigger<text:tab/>36</text:a></text:p>
          <text:p text:style-name="P1"><text:a xlink:type="simple" xlink:href="#__RefHeading___Toc2407_4293339417" office:name="2025-May-12 NPP → Plugin Trigger" text:style-name="Index_20_Link" text:visited-style-name="Index_20_Link">2025-May-12 NPP → Plugin Trigger<text:tab/>37</text:a></text:p>
          <text:p text:style-name="P1"><text:a xlink:type="simple" xlink:href="#__RefHeading___Toc2437_1437437058" office:name="2025-May-12 Plugin: ConfigUpdater" text:style-name="Index_20_Link" text:visited-style-name="Index_20_Link"><text:soft-page-break/>2025-May-12 Plugin: ConfigUpdater<text:tab/>37</text:a></text:p>
          <text:p text:style-name="P1"><text:a xlink:type="simple" xlink:href="#__RefHeading___Toc2486_2093794710" office:name="2025-May-13 Plugin: ConfigUpdater" text:style-name="Index_20_Link" text:visited-style-name="Index_20_Link">2025-May-13 Plugin: ConfigUpdater<text:tab/>38</text:a></text:p>
          <text:p text:style-name="P1"><text:a xlink:type="simple" xlink:href="#__RefHeading___Toc2503_2862034539" office:name="2025-May-14 Plugin: ConfigUpdater" text:style-name="Index_20_Link" text:visited-style-name="Index_20_Link">2025-May-14 Plugin: ConfigUpdater<text:tab/>38</text:a></text:p>
          <text:p text:style-name="P1"><text:a xlink:type="simple" xlink:href="#__RefHeading___Toc2587_3358741041" office:name="2025-May-15 ConfigUpdater" text:style-name="Index_20_Link" text:visited-style-name="Index_20_Link">2025-May-15 ConfigUpdater<text:tab/>39</text:a></text:p>
          <text:p text:style-name="P1"><text:a xlink:type="simple" xlink:href="#__RefHeading___Toc2658_4048856393" office:name="2025-May-16 ConfigUpdater" text:style-name="Index_20_Link" text:visited-style-name="Index_20_Link">2025-May-16 ConfigUpdater<text:tab/>41</text:a></text:p>
          <text:p text:style-name="P1"><text:a xlink:type="simple" xlink:href="#__RefHeading___Toc2721_1689826599" office:name="2025-May-17 ConfigUpdater" text:style-name="Index_20_Link" text:visited-style-name="Index_20_Link">2025-May-17 ConfigUpdater<text:tab/>42</text:a></text:p>
          <text:p text:style-name="P1"><text:a xlink:type="simple" xlink:href="#__RefHeading___Toc2766_4031029636" office:name="2025-May-18 ConfigUpdater" text:style-name="Index_20_Link" text:visited-style-name="Index_20_Link">2025-May-18 ConfigUpdater<text:tab/>43</text:a></text:p>
          <text:p text:style-name="P1"><text:a xlink:type="simple" xlink:href="#__RefHeading___Toc2798_3497425744" office:name="2025-May-19 ConfigUpdater" text:style-name="Index_20_Link" text:visited-style-name="Index_20_Link">2025-May-19 ConfigUpdater<text:tab/>44</text:a></text:p>
          <text:p text:style-name="P1"><text:a xlink:type="simple" xlink:href="#__RefHeading___Toc2859_379106973" office:name="2025-May-20 ConfigUpdater Plugin" text:style-name="Index_20_Link" text:visited-style-name="Index_20_Link">2025-May-20 ConfigUpdater Plugin<text:tab/>45</text:a></text:p>
          <text:p text:style-name="P1"><text:a xlink:type="simple" xlink:href="#__RefHeading___Toc2944_4110229919" office:name="2025-May-21 ConfigUpdater" text:style-name="Index_20_Link" text:visited-style-name="Index_20_Link">2025-May-21 ConfigUpdater<text:tab/>47</text:a></text:p>
          <text:p text:style-name="P2"><text:a xlink:type="simple" xlink:href="#__RefHeading___Toc2993_4110229919" office:name="Notepad++ Main App: “nimrod”" text:style-name="Index_20_Link" text:visited-style-name="Index_20_Link">Notepad++ Main App: “nimrod”<text:tab/>47</text:a></text:p>
          <text:p text:style-name="P2"><text:a xlink:type="simple" xlink:href="#__RefHeading___Toc3032_4110229919" office:name="ConfigUpdater" text:style-name="Index_20_Link" text:visited-style-name="Index_20_Link">ConfigUpdater<text:tab/>48</text:a></text:p>
          <text:p text:style-name="P1"><text:a xlink:type="simple" xlink:href="#__RefHeading___Toc3090_2895719936" office:name="2025-May-26 ConfigUpdater" text:style-name="Index_20_Link" text:visited-style-name="Index_20_Link">2025-May-26 ConfigUpdater<text:tab/>49</text:a></text:p>
          <text:p text:style-name="P1"><text:a xlink:type="simple" xlink:href="#__RefHeading___Toc3134_3566333802" office:name="2025-May-27 ConfigUpdater" text:style-name="Index_20_Link" text:visited-style-name="Index_20_Link">2025-May-27 ConfigUpdater<text:tab/>50</text:a></text:p>
          <text:p text:style-name="P1"><text:a xlink:type="simple" xlink:href="#__RefHeading___Toc3146_2773705342" office:name="2025-May-28 ConfigUpdater" text:style-name="Index_20_Link" text:visited-style-name="Index_20_Link">2025-May-28 ConfigUpdater<text:tab/>50</text:a></text:p>
          <text:p text:style-name="P1"><text:a xlink:type="simple" xlink:href="#__RefHeading___Toc3169_2060784402" office:name="2025-May-29 ConfigUpdater" text:style-name="Index_20_Link" text:visited-style-name="Index_20_Link">2025-May-29 ConfigUpdater<text:tab/>50</text:a></text:p>
          <text:p text:style-name="P1"><text:a xlink:type="simple" xlink:href="#__RefHeading___Toc3190_1910799956" office:name="2025-May-30 ConfigUpdater" text:style-name="Index_20_Link" text:visited-style-name="Index_20_Link">2025-May-30 ConfigUpdater<text:tab/>51</text:a></text:p>
          <text:p text:style-name="P1"><text:a xlink:type="simple" xlink:href="#__RefHeading___Toc3227_966294790" office:name="2025-May-31 ConfigUpdater" text:style-name="Index_20_Link" text:visited-style-name="Index_20_Link">2025-May-31 ConfigUpdater<text:tab/>52</text:a></text:p>
          <text:p text:style-name="P2"><text:a xlink:type="simple" xlink:href="#__RefHeading___Toc3250_966294790" office:name="NppTheme Collection: XML → XSD" text:style-name="Index_20_Link" text:visited-style-name="Index_20_Link">NppTheme Collection: XML → XSD<text:tab/>53</text:a></text:p>
          <text:p text:style-name="P2"><text:a xlink:type="simple" xlink:href="#__RefHeading___Toc3275_966294790" office:name="N++ Repo: XSD for XML" text:style-name="Index_20_Link" text:visited-style-name="Index_20_Link">N++ Repo: XSD for XML<text:tab/>54</text:a></text:p>
          <text:p text:style-name="P1"><text:a xlink:type="simple" xlink:href="#__RefHeading___Toc3410_2964383733" office:name="2025-Jun-01 N++ XML → XSD Validation" text:style-name="Index_20_Link" text:visited-style-name="Index_20_Link">2025-Jun-01 N++ XML → XSD Validation<text:tab/>55</text:a></text:p>
          <text:p text:style-name="P2"><text:a xlink:type="simple" xlink:href="#__RefHeading___Toc3581_2964383733" office:name="Styler/Theme script" text:style-name="Index_20_Link" text:visited-style-name="Index_20_Link">Styler/Theme script<text:tab/>56</text:a></text:p>
          <text:p text:style-name="P1"><text:a xlink:type="simple" xlink:href="#__RefHeading___Toc3535_3446149469" office:name="2025-Jun-02 ConfigUpdater" text:style-name="Index_20_Link" text:visited-style-name="Index_20_Link">2025-Jun-02 ConfigUpdater<text:tab/>57</text:a></text:p>
          <text:p text:style-name="P2"><text:a xlink:type="simple" xlink:href="#__RefHeading___Toc3563_3446149469" office:name="Experiment: MSXML6-based XML→XSD validation" text:style-name="Index_20_Link" text:visited-style-name="Index_20_Link">Experiment: MSXML6-based XML→XSD validation<text:tab/>57</text:a></text:p>
          <text:p text:style-name="P2"><text:a xlink:type="simple" xlink:href="#__RefHeading___Toc3577_3446149469" office:name="ConfigUpdater" text:style-name="Index_20_Link" text:visited-style-name="Index_20_Link">ConfigUpdater<text:tab/>57</text:a></text:p>
          <text:p text:style-name="P1"><text:a xlink:type="simple" xlink:href="#__RefHeading___Toc3649_2740211299" office:name="2025-Jun-03 ConfigUpdater" text:style-name="Index_20_Link" text:visited-style-name="Index_20_Link">2025-Jun-03 ConfigUpdater<text:tab/>58</text:a></text:p>
          <text:p text:style-name="P2"><text:a xlink:type="simple" xlink:href="#__RefHeading___Toc3651_2740211299" office:name="ValidateXML.h" text:style-name="Index_20_Link" text:visited-style-name="Index_20_Link">ValidateXML.h<text:tab/>58</text:a></text:p>
          <text:p text:style-name="P2"><text:a xlink:type="simple" xlink:href="#__RefHeading___Toc3581_2964383733%20Copy%201" office:name="Styler/Theme script" text:style-name="Index_20_Link" text:visited-style-name="Index_20_Link">Styler/Theme script<text:tab/>59</text:a></text:p>
          <text:p text:style-name="P1"><text:a xlink:type="simple" xlink:href="#__RefHeading___Toc3873_3251474281" office:name="2025-Jun-04 Styler/Theme Script" text:style-name="Index_20_Link" text:visited-style-name="Index_20_Link">2025-Jun-04 Styler/Theme Script<text:tab/>60</text:a></text:p>
          <text:p text:style-name="P1"><text:a xlink:type="simple" xlink:href="#__RefHeading___Toc3951_1466735678" office:name="2025-Jun-07 CollectionInterface – Dark Mode" text:style-name="Index_20_Link" text:visited-style-name="Index_20_Link">2025-Jun-07 CollectionInterface – Dark Mode<text:tab/>61</text:a></text:p>
          <text:p text:style-name="P1"><text:a xlink:type="simple" xlink:href="#__RefHeading___Toc4124_1344779603" office:name="2025-Jun-10 CollectionInterface – Dark Mode" text:style-name="Index_20_Link" text:visited-style-name="Index_20_Link">2025-Jun-10 CollectionInterface – Dark Mode<text:tab/>62</text:a></text:p>
          <text:p text:style-name="P1"><text:a xlink:type="simple" xlink:href="#__RefHeading___Toc4072_3356758448" office:name="2025-Jun-11 CollectionInterface – DarkMode" text:style-name="Index_20_Link" text:visited-style-name="Index_20_Link">2025-Jun-11 CollectionInterface – DarkMode<text:tab/>62</text:a></text:p>
          <text:p text:style-name="P1"><text:a xlink:type="simple" xlink:href="#__RefHeading___Toc4128_2260344612" office:name="2025-Jun-12 CollectionInterface" text:style-name="Index_20_Link" text:visited-style-name="Index_20_Link">2025-Jun-12 CollectionInterface<text:tab/>63</text:a></text:p>
          <text:p text:style-name="P1"><text:a xlink:type="simple" xlink:href="#__RefHeading___Toc4265_2851476337" office:name="2025-Jun-13 CollectionInterface: Download Crash" text:style-name="Index_20_Link" text:visited-style-name="Index_20_Link">2025-Jun-13 CollectionInterface: Download Crash<text:tab/>66</text:a></text:p>
          <text:p text:style-name="P2"><text:a xlink:type="simple" xlink:href="#__RefHeading___Toc4334_2353639070" office:name="ozone: More feedback" text:style-name="Index_20_Link" text:visited-style-name="Index_20_Link">ozone: More feedback<text:tab/>67</text:a></text:p>
          <text:p text:style-name="P1"><text:a xlink:type="simple" xlink:href="#__RefHeading___Toc4357_2650074892" office:name="2025-Jun-16 CollectionInterface: MultiSelect" text:style-name="Index_20_Link" text:visited-style-name="Index_20_Link">2025-Jun-16 CollectionInterface: MultiSelect<text:tab/>67</text:a></text:p>
          <text:p text:style-name="P1"><text:a xlink:type="simple" xlink:href="#__RefHeading___Toc4450_2793385862" office:name="2025-Jun-18 ConfigUpdater: Dark Mode" text:style-name="Index_20_Link" text:visited-style-name="Index_20_Link">2025-Jun-18 ConfigUpdater: Dark Mode<text:tab/>69</text:a></text:p>
          <text:p text:style-name="P2"><text:a xlink:type="simple" xlink:href="#__RefHeading___Toc4512_2793385862" office:name="ConfigUpdater: change the plugin config-file directory" text:style-name="Index_20_Link" text:visited-style-name="Index_20_Link">ConfigUpdater: change the plugin config-file directory<text:tab/>70</text:a></text:p>
          <text:p text:style-name="P2"><text:a xlink:type="simple" xlink:href="#__RefHeading___Toc4514_2793385862" office:name="ConfigUpdater: xml-equality check" text:style-name="Index_20_Link" text:visited-style-name="Index_20_Link">ConfigUpdater: xml-equality check<text:tab/>70</text:a></text:p>
          <text:p text:style-name="P1"><text:a xlink:type="simple" xlink:href="#__RefHeading___Toc4528_1002901455" office:name="2025-Jun-19 ConfigUpdater: unchanged XML" text:style-name="Index_20_Link" text:visited-style-name="Index_20_Link">2025-Jun-19 ConfigUpdater: unchanged XML<text:tab/>71</text:a></text:p>
          <text:p text:style-name="P2"><text:a xlink:type="simple" xlink:href="#__RefHeading___Toc4545_1002901455" office:name="Truncate Logfile" text:style-name="Index_20_Link" text:visited-style-name="Index_20_Link">Truncate Logfile<text:tab/>71</text:a></text:p>
          <text:p text:style-name="P1"><text:a xlink:type="simple" xlink:href="#__RefHeading___Toc4574_32473283" office:name="2025-Jun-20 ConfigUpdater: Truncate Logfile" text:style-name="Index_20_Link" text:visited-style-name="Index_20_Link">2025-Jun-20 ConfigUpdater: Truncate Logfile<text:tab/>71</text:a></text:p>
          <text:p text:style-name="P2"><text:a xlink:type="simple" xlink:href="#__RefHeading___Toc4607_32473283" office:name="TODOs from code" text:style-name="Index_20_Link" text:visited-style-name="Index_20_Link">TODOs from code<text:tab/>72</text:a></text:p>
          <text:p text:style-name="P2"><text:a xlink:type="simple" xlink:href="#__RefHeading___Toc5142_32473283" office:name="Theme/Styler Validation" text:style-name="Index_20_Link" text:visited-style-name="Index_20_Link">Theme/Styler Validation<text:tab/>73</text:a></text:p>
          <text:p text:style-name="P1"><text:a xlink:type="simple" xlink:href="#__RefHeading___Toc4658_4215095886" office:name="2025-Jun-21 ConfigUpdater: Theme Validation" text:style-name="Index_20_Link" text:visited-style-name="Index_20_Link"><text:soft-page-break/>2025-Jun-21 ConfigUpdater: Theme Validation<text:tab/>73</text:a></text:p>
          <text:p text:style-name="P1"><text:a xlink:type="simple" xlink:href="#__RefHeading___Toc4803_1043040792" office:name="2025-Jun-22 ConfigUpdater: Theme Validation" text:style-name="Index_20_Link" text:visited-style-name="Index_20_Link">2025-Jun-22 ConfigUpdater: Theme Validation<text:tab/>77</text:a></text:p>
          <text:p text:style-name="P2"><text:a xlink:type="simple" xlink:href="#__RefHeading___Toc4845_1043040792" office:name="ConfigUpdater: portable themes twice" text:style-name="Index_20_Link" text:visited-style-name="Index_20_Link">ConfigUpdater: portable themes twice<text:tab/>77</text:a></text:p>
          <text:p text:style-name="P1"><text:a xlink:type="simple" xlink:href="#__RefHeading___Toc4857_1042260584" office:name="2025-Jun-24 ConfigUpdater: Validation Dialog" text:style-name="Index_20_Link" text:visited-style-name="Index_20_Link">2025-Jun-24 ConfigUpdater: Validation Dialog<text:tab/>78</text:a></text:p>
          <text:p text:style-name="P1"><text:a xlink:type="simple" xlink:href="#__RefHeading___Toc4896_4148101818" office:name="2025-Jun-25 ConfigUpdater: Validation Dialog" text:style-name="Index_20_Link" text:visited-style-name="Index_20_Link">2025-Jun-25 ConfigUpdater: Validation Dialog<text:tab/>78</text:a></text:p>
          <text:p text:style-name="P1"><text:a xlink:type="simple" xlink:href="#__RefHeading___Toc4970_2458992300" office:name="2025-Jun-26 ConfigUpdater: Validation Dialog" text:style-name="Index_20_Link" text:visited-style-name="Index_20_Link">2025-Jun-26 ConfigUpdater: Validation Dialog<text:tab/>80</text:a></text:p>
          <text:p text:style-name="P1"><text:a xlink:type="simple" xlink:href="#__RefHeading___Toc4999_1169696881" office:name="2025-Jun-27 ConfigUpdater: Validation Dialog" text:style-name="Index_20_Link" text:visited-style-name="Index_20_Link">2025-Jun-27 ConfigUpdater: Validation Dialog<text:tab/>81</text:a></text:p>
          <text:p text:style-name="P1"><text:a xlink:type="simple" xlink:href="#__RefHeading___Toc5084_2973151212" office:name="2025-Jun-28 ConfigUpdater: Validation" text:style-name="Index_20_Link" text:visited-style-name="Index_20_Link">2025-Jun-28 ConfigUpdater: Validation<text:tab/>82</text:a></text:p>
          <text:p text:style-name="P1"><text:a xlink:type="simple" xlink:href="#__RefHeading___Toc5155_617872066" office:name="2025-Jun-29 ConfigUpdater: Validation Dialog" text:style-name="Index_20_Link" text:visited-style-name="Index_20_Link">2025-Jun-29 ConfigUpdater: Validation Dialog<text:tab/>84</text:a></text:p>
          <text:p text:style-name="P1"><text:a xlink:type="simple" xlink:href="#__RefHeading___Toc5204_3465895098" office:name="2025-Jun-30 ConfigUpdater: Validation dialog" text:style-name="Index_20_Link" text:visited-style-name="Index_20_Link">2025-Jun-30 ConfigUpdater: Validation dialog<text:tab/>85</text:a></text:p>
          <text:p text:style-name="P1"><text:a xlink:type="simple" xlink:href="#__RefHeading___Toc5254_2950068849" office:name="2025-Jul-01 ConfigUpdater: Download Models" text:style-name="Index_20_Link" text:visited-style-name="Index_20_Link">2025-Jul-01 ConfigUpdater: Download Models<text:tab/>85</text:a></text:p>
          <text:p text:style-name="P1"><text:a xlink:type="simple" xlink:href="#__RefHeading___Toc5280_412472255" office:name="2025-Jul-02 ConfigUpdater: Model Download" text:style-name="Index_20_Link" text:visited-style-name="Index_20_Link">2025-Jul-02 ConfigUpdater: Model Download<text:tab/>86</text:a></text:p>
          <text:p text:style-name="P1"><text:a xlink:type="simple" xlink:href="#__RefHeading___Toc5321_171439793" office:name="2025-Jul-03 Config Updater v2.1.0" text:style-name="Index_20_Link" text:visited-style-name="Index_20_Link">2025-Jul-03 Config Updater v2.1.0<text:tab/>87</text:a></text:p>
          <text:p text:style-name="P2"><text:a xlink:type="simple" xlink:href="#__RefHeading___Toc5359_171439793" office:name="PythonScript cleanup" text:style-name="Index_20_Link" text:visited-style-name="Index_20_Link">PythonScript cleanup<text:tab/>87</text:a></text:p>
          <text:p text:style-name="P1"><text:a xlink:type="simple" xlink:href="#__RefHeading___Toc5362_2863014716" office:name="2025-Jul-04 Notepad++ Certificate" text:style-name="Index_20_Link" text:visited-style-name="Index_20_Link">2025-Jul-04 Notepad++ Certificate<text:tab/>88</text:a></text:p>
          <text:p text:style-name="P1"><text:a xlink:type="simple" xlink:href="#__RefHeading___Toc5768_4114630033" office:name="2025-Jul-05 Certificate Aside (cont)" text:style-name="Index_20_Link" text:visited-style-name="Index_20_Link">2025-Jul-05 Certificate Aside (cont)<text:tab/>89</text:a></text:p>
          <text:p text:style-name="P1"><text:a xlink:type="simple" xlink:href="#__RefHeading___Toc5753_3436025982" office:name="2025-Jul-06 Certificates (cont)" text:style-name="Index_20_Link" text:visited-style-name="Index_20_Link">2025-Jul-06 Certificates (cont)<text:tab/>92</text:a></text:p>
          <text:p text:style-name="P1"><text:a xlink:type="simple" xlink:href="#__RefHeading___Toc5734_2539002476" office:name="2025-Jul-07 ConfigUpdater – Validation GUI [#23]" text:style-name="Index_20_Link" text:visited-style-name="Index_20_Link">2025-Jul-07 ConfigUpdater – Validation GUI [#23]<text:tab/>93</text:a></text:p>
          <text:p text:style-name="P1"><text:a xlink:type="simple" xlink:href="#__RefHeading___Toc5911_2978686879" office:name="2025-Jul-08 ConfigUpdater: Validation GUI [#23]" text:style-name="Index_20_Link" text:visited-style-name="Index_20_Link">2025-Jul-08 ConfigUpdater: Validation GUI [#23]<text:tab/>95</text:a></text:p>
          <text:p text:style-name="P2"><text:a xlink:type="simple" xlink:href="#__RefHeading___Toc6069_2978686879" office:name="Certificates" text:style-name="Index_20_Link" text:visited-style-name="Index_20_Link">Certificates<text:tab/>96</text:a></text:p>
          <text:p text:style-name="P2"><text:a xlink:type="simple" xlink:href="#__RefHeading___Toc6077_2978686879" office:name="ConfigUpdater: Validation Dialog [#23]" text:style-name="Index_20_Link" text:visited-style-name="Index_20_Link">ConfigUpdater: Validation Dialog [#23]<text:tab/>98</text:a></text:p>
          <text:p text:style-name="P1"><text:a xlink:type="simple" xlink:href="#__RefHeading___Toc6192_178331219" office:name="2025-Jul-09 ConfigUpdater: Bugfix [#25]" text:style-name="Index_20_Link" text:visited-style-name="Index_20_Link">2025-Jul-09 ConfigUpdater: Bugfix [#25]<text:tab/>99</text:a></text:p>
          <text:p text:style-name="P1"><text:a xlink:type="simple" xlink:href="#__RefHeading___Toc6230_184649961" office:name="2025-Jul-12 ConfigUpdater: Validation Help [#22]" text:style-name="Index_20_Link" text:visited-style-name="Index_20_Link">2025-Jul-12 ConfigUpdater: Validation Help [#22]<text:tab/>99</text:a></text:p>
          <text:p text:style-name="P1"><text:a xlink:type="simple" xlink:href="#__RefHeading___Toc6255_2215894028" office:name="2025-Jul-14 ConfigUpdater: Validation Help" text:style-name="Index_20_Link" text:visited-style-name="Index_20_Link">2025-Jul-14 ConfigUpdater: Validation Help<text:tab/>100</text:a></text:p>
          <text:p text:style-name="P1"><text:a xlink:type="simple" xlink:href="#__RefHeading___Toc6352_2655521093" office:name="2025-Aug-18 Column Editor Hex Values [#16912]" text:style-name="Index_20_Link" text:visited-style-name="Index_20_Link">2025-Aug-18 Column Editor Hex Values [#16912]<text:tab/>101</text:a></text:p>
          <text:p text:style-name="P1"><text:a xlink:type="simple" xlink:href="#__RefHeading___Toc6373_4059971752" office:name="2025-Aug-19 Column Editor Hex Values [#16912]" text:style-name="Index_20_Link" text:visited-style-name="Index_20_Link">2025-Aug-19 Column Editor Hex Values [#16912]<text:tab/>103</text:a></text:p>
          <text:p text:style-name="P1"><text:a xlink:type="simple" xlink:href="#__RefHeading___Toc6659_4115250659" office:name="2025-Aug-23 Column Editor Hex Values (cont)" text:style-name="Index_20_Link" text:visited-style-name="Index_20_Link">2025-Aug-23 Column Editor Hex Values (cont)<text:tab/>106</text:a></text:p>
          <text:p text:style-name="P1"><text:a xlink:type="simple" xlink:href="#__RefHeading___Toc6731_1214003365" office:name="2025-Aug-25 CollectionInterface: Cloud Settings [#16]" text:style-name="Index_20_Link" text:visited-style-name="Index_20_Link">2025-Aug-25 CollectionInterface: Cloud Settings [#16]<text:tab/>107</text:a></text:p>
          <text:p text:style-name="P1"><text:a xlink:type="simple" xlink:href="#__RefHeading___Toc6783_577693516" office:name="2025-Aug-26 CollectionInterface: Cloud/Settings [#16]" text:style-name="Index_20_Link" text:visited-style-name="Index_20_Link">2025-Aug-26 CollectionInterface: Cloud/Settings [#16]<text:tab/>108</text:a></text:p>
          <text:p text:style-name="P2"><text:a xlink:type="simple" xlink:href="#__RefHeading___Toc6841_577693516" office:name="N++ Code for settingsDir" text:style-name="Index_20_Link" text:visited-style-name="Index_20_Link">N++ Code for settingsDir<text:tab/>109</text:a></text:p>
          <text:p text:style-name="P1"><text:a xlink:type="simple" xlink:href="#__RefHeading___Toc6872_1443504752" office:name="2025-Aug-27 CollectionInterface: Cloud/Settings [#16]" text:style-name="Index_20_Link" text:visited-style-name="Index_20_Link">2025-Aug-27 CollectionInterface: Cloud/Settings [#16]<text:tab/>110</text:a></text:p>
          <text:p text:style-name="P2"><text:a xlink:type="simple" xlink:href="#__RefHeading___Toc6942_1443504752" office:name="CollectionInterface: AutoCompletion bug [#17]" text:style-name="Index_20_Link" text:visited-style-name="Index_20_Link">CollectionInterface: AutoCompletion bug [#17]<text:tab/>111</text:a></text:p>
          <text:p text:style-name="P2"><text:a xlink:type="simple" xlink:href="#__RefHeading___Toc6944_1443504752" office:name="UDL Collection: AutoCompletion checks [CollectionInterface#17]" text:style-name="Index_20_Link" text:visited-style-name="Index_20_Link">UDL Collection: AutoCompletion checks [CollectionInterface#17]<text:tab/>111</text:a></text:p>
          <text:p text:style-name="P1"><text:a xlink:type="simple" xlink:href="#__RefHeading___Toc7047_1162495631" office:name="2025-Aug-28 ConfigUpdater: Cloud/Settings [#30]" text:style-name="Index_20_Link" text:visited-style-name="Index_20_Link">2025-Aug-28 ConfigUpdater: Cloud/Settings [#30]<text:tab/>112</text:a></text:p>
          <text:p text:style-name="P1"><text:a xlink:type="simple" xlink:href="#__RefHeading___Toc7108_281731187" office:name="2025-Sep-07 CollectionInterface: AutoCompletion" text:style-name="Index_20_Link" text:visited-style-name="Index_20_Link">2025-Sep-07 CollectionInterface: AutoCompletion<text:tab/>113</text:a></text:p>
          <text:p text:style-name="P1"><text:a xlink:type="simple" xlink:href="#__RefHeading___Toc7120_1246917592" office:name="2025-Sep-08 CollectionInterface: AutoCompletion" text:style-name="Index_20_Link" text:visited-style-name="Index_20_Link">2025-Sep-08 CollectionInterface: AutoCompletion<text:tab/>113</text:a></text:p>
          <text:p text:style-name="P2"><text:a xlink:type="simple" xlink:href="#__RefHeading___Toc7144_1246917592" office:name="UDL Collection Validation: autoCompletion and display-name" text:style-name="Index_20_Link" text:visited-style-name="Index_20_Link">UDL Collection Validation: autoCompletion and display-name<text:tab/>114</text:a></text:p>
          <text:p text:style-name="P2"><text:a xlink:type="simple" xlink:href="#__RefHeading___Toc7158_1246917592" office:name="CollectionInterface: AC bugs" text:style-name="Index_20_Link" text:visited-style-name="Index_20_Link">CollectionInterface: AC bugs<text:tab/>114</text:a></text:p>
          <text:p text:style-name="P1"><text:a xlink:type="simple" xlink:href="#__RefHeading___Toc7175_3632206178" office:name="2025-Sep-09 Automatic AutoCompletion Files" text:style-name="Index_20_Link" text:visited-style-name="Index_20_Link">2025-Sep-09 Automatic AutoCompletion Files<text:tab/>114</text:a></text:p>
          <text:p text:style-name="P1"><text:a xlink:type="simple" xlink:href="#__RefHeading___Toc7203_2688404170" office:name="2025-Sep-10 UDL Collection AutoCompletion" text:style-name="Index_20_Link" text:visited-style-name="Index_20_Link">2025-Sep-10 UDL Collection AutoCompletion<text:tab/>115</text:a></text:p>
          <text:p text:style-name="P1"><text:a xlink:type="simple" xlink:href="#__RefHeading___Toc7281_1032334103" office:name="2025-Sep-18 ConfigUpdater Release v2.2.2" text:style-name="Index_20_Link" text:visited-style-name="Index_20_Link">2025-Sep-18 ConfigUpdater Release v2.2.2<text:tab/>117</text:a></text:p>
          <text:p text:style-name="P2"><text:a xlink:type="simple" xlink:href="#__RefHeading___Toc7316_1032334103" office:name="CollectionInterface" text:style-name="Index_20_Link" text:visited-style-name="Index_20_Link">CollectionInterface<text:tab/>117</text:a></text:p>
          <text:p text:style-name="P2"><text:a xlink:type="simple" xlink:href="#__RefHeading___Toc7318_1032334103" office:name="CollectionInterface: overrideMap" text:style-name="Index_20_Link" text:visited-style-name="Index_20_Link">CollectionInterface: overrideMap<text:tab/>118</text:a></text:p>
          <text:p text:style-name="P1"><text:a xlink:type="simple" xlink:href="#__RefHeading___Toc7367_1591877448" office:name="2025-Sep-21 CollectionInterface: overrideMap" text:style-name="Index_20_Link" text:visited-style-name="Index_20_Link">2025-Sep-21 CollectionInterface: overrideMap<text:tab/>119</text:a></text:p>
        </text:index-body>
      </text:table-of-content>
      <text:p text:style-name="Standard"><text:soft-page-break/></text:p>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050913792"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0815399940034"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78433876"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60815209605294" text:continue-list="list160815399940034"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78433876"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60814863453305" text:continue-list="list160815209605294"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60815225376933"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 <text:s text:c="7"/>pXMLDom-&gt;put_validateOnParse(VARIANT_TRUE);<text:line-break/><text:soft-pag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60816075767388"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xml:id="list160815481352276"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text:h text:style-name="P687" text:outline-level="1"><text:bookmark-start text:name="__RefHeading___Toc7047_1162495631"/>2025-Aug-28<text:tab/>ConfigUpdater: Cloud/Settings [#30]<text:bookmark-end text:name="__RefHeading___Toc7047_1162495631"/></text:h>
      <text:p text:style-name="P688">I had originally hoped to move on to some of the future feature requests on CollectionInterface, but with having just got CI working better for Cloud/SettingsDir, I should really propagate those changes to CU as well.</text:p>
      <text:p text:style-name="P688">Let’s start by showing the difference across the CI changes in the web interface; google told me how to manufacture the URL, so: <text:a xlink:type="simple" xlink:href="https://github.com/pryrt/NppPlugin-CollectionInterface/compare/bc923eef1dd6bf296f1dbb7e28d78dfbe053f1ec..ae3958375aeee3936a00fc91f34a95e743b32590" text:style-name="Internet_20_link" text:visited-style-name="Visited_20_Internet_20_Link">https://github.com/pryrt/NppPlugin-CollectionInterface/compare/bc923eef1dd6bf296f1dbb7e28d78dfbe053f1ec..ae3958375aeee3936a00fc91f34a95e743b32590</text:a> </text:p>
      <text:p text:style-name="P689">Start with moving the exeDir to the top of the populateNppMetadata. <text:s/>Realizing I am going to need the RecursiveCreateDirectory, go make PopulateXSD’s version of that public, since ConfigUpdaterClass already includes that module, so I’ll be able to reference that now that it’s public. <text:s/>Back to the nppMetadata flow: Store the appDataOrPortable for future needs. <text:s/>Reorder so FL comes before UDL||Themes, and make it relative to appDataOrPortable. <text:s/><text:span text:style-name="T452">Copy over the Cloud and SettingsDir checks in between the appDataOrPortable and the per-config derived ones; clean up to change naming convention to match CU code. <text:s/>Bring over the _askSettingsDir() source, and tweak the hwnd naming to match CU. <text:s/>Update the themes-specific name to choose the base depending on usesSettingsDir. <text:s/></text:span></text:p>
      <text:p text:style-name="P690">The last change in CI was the is-dir-writeable, which had to make use of the recursive call… but I’m not seeing that one in this version of CU; I am wondering whether making that public wasn’t necessary in this plugin. <text:s/>Searching: ahh, it’s in a different file for this one, because it’s the ConfigUpdaterClass, not the ConfigValidatorClass, that needs it. <text:s/>Fortunately, that cpp also includes the PopulateXSD, so can access the recursive call that I made public. <text:s/><text:span text:style-name="T453">Easy enough to add and compile.</text:span></text:p>
      <text:p text:style-name="P691"><text:soft-page-break/>Verify it still works normal (portable). <text:s/>Then try in Cloud mode. <text:s/><text:span text:style-name="T454">Ugh, while trying it out, I realized that ConfigUpdaterClass has a separate instance of all the Npp-metadata code. I </text:span><text:span text:style-name="T455">knew</text:span><text:span text:style-name="T456"> this would come back to bite me sometime. <text:s/>And even worse, it uses a different internal naming convention. UGH. <text:s/>For now, just duplicate all the work; but after I get this working, need to create a separate class for the NppMetaData which my other classes can reference one global instance of, rather than duplicating this effort. </text:span><text:span text:style-name="T457">(Create </text:span><text:a xlink:type="simple" xlink:href="https://github.com/pryrt/NppPlugin-ConfigUpdater/issues/31" text:style-name="Internet_20_link" text:visited-style-name="Visited_20_Internet_20_Link"><text:span text:style-name="T457">Issue #31</text:span></text:a><text:span text:style-name="T457">)</text:span></text:p>
      <text:p text:style-name="P692">Okay, replicate all those code changes, and fix the nomenclature, and get it to compile. <text:s/><text:span text:style-name="T458">Verify Update and Validate both work in Cloud mode – and that when I open the stylers.xml||langs.xml, they are from the cloud folder. <text:s/>Similarly, -settingsDir works, and those two are from that folder instead.</text:span></text:p>
      <text:p text:style-name="CommitMessage">git commit -a -m "Make ConfigUpdaterClass and ConfigValidatorClass work with cloud/settingsDir" -m "resolves #30" → 01caee8</text:p>
      <text:h text:style-name="P693" text:outline-level="1"><text:bookmark-start text:name="__RefHeading___Toc7108_281731187"/>2025-Sep-07<text:tab/>CollectionInterface: AutoCompletion<text:bookmark-end text:name="__RefHeading___Toc7108_281731187"/></text:h>
      <text:p text:style-name="P694">I am thinking about the CollectionInterface being able to <text:a xlink:type="simple" xlink:href="https://github.com/pryrt/NppPlugin-CollectionInterface/issues/3" text:style-name="Internet_20_link" text:visited-style-name="Visited_20_Internet_20_Link">automatically create</text:a> the autoCompletion file once I have the UDL definition. <text:s/>In doing so, I started looking at the AC portions of the CI code: it (incorrectly) assumes that if it’s a Boolean value, it should use the id-name as the autoCompletion filename, but there are two problems with that: 1) Boolean values can be false, so it shouldn’t do anything; 2) it really needs the name used internally in the UDL, <text:span text:style-name="T10">not</text:span><text:span text:style-name="T11"> the id-name – CONTRIBUTING claims that display-name should always match the internal UDL name, but I don’t know if that’s checked. <text:s/>This makes for a few action items before I can get to the bulk of the development:</text:span></text:p>
      <text:p text:style-name="TODO">☑ <text:span text:style-name="T459">CI: is_boolean check should have a T/F check as well</text:span></text:p>
      <text:p text:style-name="P695">☑ <text:span text:style-name="T459">CI: is_boolean&amp;&amp;T should use display-name</text:span></text:p>
      <text:p text:style-name="TODO">☑ <text:span text:style-name="T459">UDLCollection: need to check that display-name matches internal name (doesn’t seem to be true on OCI Terraform)</text:span></text:p>
      <text:h text:style-name="P696" text:outline-level="1"><text:bookmark-start text:name="__RefHeading___Toc7120_1246917592"/>2025-Sep-08<text:tab/>CollectionInterface: AutoCompletion<text:bookmark-end text:name="__RefHeading___Toc7120_1246917592"/></text:h>
      <text:p text:style-name="P697">I was reminded that AC goes only in the application directory, so I will have to do the temporary files and a bulk copy if there’s no write permission. <text:s/></text:p>
      <text:p text:style-name="P697"><text:soft-page-break/>The other thing I was wondering was whether I should do the UDL-&gt;AC in CI, or whether I should put (UDL,LANGS.xml)-&gt;AC in CU, or both. <text:s/>I was thinking I might try to make use of the <text:a xlink:type="simple" xlink:href="https://npp-user-manual.org/docs/plugin-communication/#2071nppm_msgtoplugin" text:style-name="Internet_20_link" text:visited-style-name="Visited_20_Internet_20_Link">NPPM_MSGTOPLUGIN</text:a> interface to be able to implement it only once between the two… but that would mean if someone had only one of the plugins installed, they wouldn’t get that feature. <text:s/>Maybe, like the <text:span text:style-name="T460">meta and helper, I would just have a separate copy of the same library in each plugin. <text:s/>Hmph, CU has tinyxml2, but CI does not. <text:s/>How much sense is it going to make to add it into CI as well? <text:s/>Well, the overrideMap feature request will also require it, so maybe it does make sense. <text:s/>But… CI is primarily about reading and downloading from the UDL or Themes Collections; it would be a rather different scope to also create or edit the AC files even when they aren’t coming from the UDL Collection. <text:s/>OTOH, it would naturally fit as part of “update various config files” scope for the CU. <text:s/></text:span><text:span text:style-name="T461">I think this might be an opinion question which I should pose to the Community. </text:span><text:span text:style-name="T462">⇒ Created a POLL.</text:span></text:p>
      <text:h text:style-name="P698" text:outline-level="2"><text:bookmark-start text:name="__RefHeading___Toc7144_1246917592"/>UDL Collection Validation: autoCompletion and display-name<text:bookmark-end text:name="__RefHeading___Toc7144_1246917592"/></text:h>
      <text:p text:style-name="P699">So, since I shouldn’t work on the implementation of that until I’ve decided where it goes, I should probably look into the UDL Collection validation. <text:s/><text:span text:style-name="T463">When looking at the validation code, I originally started moving the udl_internal_name derivation out of the autoCompletion… but the phrasing in CONTRIBUTING is “if possible”, and only requires the match if there’s autoCompletion… And I already had a check of internal-vs-”id-name” in the AC section… so really, that should just be changed to </text:span><text:span text:style-name="T464">compare against display-name. In the end, I </text:span><text:span text:style-name="T465">warned</text:span><text:span text:style-name="T466"> if the string-AC was different than display, but FAIL if the internal name was different from the string-AC or different from display-name if AC=Boolean(true). <text:s/>It was able to catch the OCI_Terraform, and warn on a few others; I think this is the best choice, so commit and merge.</text:span></text:p>
      <text:h text:style-name="P700" text:outline-level="2"><text:bookmark-start text:name="__RefHeading___Toc7158_1246917592"/>CollectionInterface: AC bugs<text:bookmark-end text:name="__RefHeading___Toc7158_1246917592"/></text:h>
      <text:p text:style-name="P701">Whether or not I include the feature in CI, I need to fix the two is-boolean problems I mentioned yesterday. <text:s text:c="2"/>Don’t even bother with a branch, just fix them in the main.</text:p>
      <text:p text:style-name="CommitMessage">CollectionInterface: make sure boolean autoCompletion resolves correctly → 4524361</text:p>
      <text:h text:style-name="P702" text:outline-level="1"><text:bookmark-start text:name="__RefHeading___Toc7175_3632206178"/>2025-Sep-09<text:tab/>Automatic AutoCompletion Files<text:bookmark-end text:name="__RefHeading___Toc7175_3632206178"/></text:h>
      <text:p text:style-name="P703">So far, only @LycanThrope has responded, and he wants it in CI. <text:s/>He, like me, noticed the possibility for being overwhelmed by the number of autoComplete files created if it’s processing langs.xml during CU – I mean, I could have added a selector to narrow down which Builtin and UDL would get auto-generated, but I don’t know how interested I am in that <text:soft-page-break/>(and people are likely to not select correctly, and still get more or less than they want). <text:s/>So I can probably reasonably start working on the logic.</text:p>
      <text:p text:style-name="P703">Essentially, if length(ac) &lt; length(UDL), then ask if user wants an auto-created autoCompletion file for the UDLs that don’t have it: to be simple, make it all-or-none. <text:s/>The question is whether to offer when none of the UDL have associated AC – I suppose that I could always enable the checkbox, and have <text:span text:style-name="T467">a tooltip to explain that with it checkmarked, if the given UDL doesn’t have a</text:span><text:span text:style-name="T468">n AC, it would generate it.</text:span></text:p>
      <text:p text:style-name="P704">WAIT! It just hit me: rather than cluttering the CollectionInterface plugin with that code... instead, I could just do the processing in the Collection: when someone _submits_ a UDL without an AC file to go with it, an Action in the Collection repo could generate the AC files and automatically add them to the collection -- that way, when the Collection Interface plugin is run, it will just see all the AC files available, and not have to do anything fancy on its end -- it would avoid the annoying extra prompt to ask if the user wants it created, since the current GUI for the plugin already lets them decide whether or not to include AC during the UDL download. <text:s/>That makes more sense to me.</text:p>
      <text:p text:style-name="P705">Create a new branch for the UDL repo. <text:s/>Create a new job <text:span text:style-name="T469">which will eventually call my script. <text:s/>Then start working on the script: loop through each UDL in the JSON; if it’s http*, skip it; if it already has autoCompletion defined, skip it (for now); dig into XML, and look for internal UDL name; also looking for the &lt;Keywords&gt; name=”Keywords1-8” elements. <text:s/>Need to stop here, but as a reminder,</text:span></text:p>
      <text:p text:style-name="P706">☑ Continue with extracting values from Keywords1-8 elements</text:p>
      <text:p text:style-name="P707">GenerateAC: start by iterating through keyword lists… → 3d8bd10</text:p>
      <text:h text:style-name="P708" text:outline-level="1"><text:bookmark-start text:name="__RefHeading___Toc7203_2688404170"/>2025-Sep-10<text:tab/>UDL Collection AutoCompletion<text:bookmark-end text:name="__RefHeading___Toc7203_2688404170"/></text:h>
      <text:p text:style-name="P709">Last night, without this notebook open, I progressed with the keyword extraction:</text:p>
      <text:p text:style-name="CommitMessage">generateAC: finish collating the keywords (and show example of sorting with casefold in comment) → 430f784</text:p>
      <text:p text:style-name="P709">With some more debug printing, I think I’ve extracted enough of the data (name and keyword list) from the UDL to be able to move forward.</text:p>
      <text:p text:style-name="P710">For now, I am going to assume I am only working with <text:span text:style-name="T10">new</text:span><text:span text:style-name="T11"> AC, and not trying to append to an existing AC. <text:s/></text:span><text:span text:style-name="T470">So after I have the keywords, call a function which generates a new etree, with </text:span><text:soft-page-break/><text:span text:style-name="T470">the right hierarchy. <text:s/>Assume all AC will be ignoreCase=“no”. <text:s/>Add each &lt;KeyWord&gt; element with func=“no”. <text:s/></text:span><text:span text:style-name="T471">Once I get that, I am able to easily write the XML file. <text:s/></text:span></text:p>
      <text:p text:style-name="P711">Until it got to C/AL, which has invalid / character in the filename! <text:s/>I need to do an aside to improve the validator to not allow invalid NTFS filename characters in the UDL name.</text:p>
      <text:p text:style-name="CommitMessage">Update validation to catch UDL internal name with invalid filename characters → 21cdaf5</text:p>
      <text:p text:style-name="CommitMessage"><text:span text:style-name="T472">A</text:span>fter updating validator, fix the JSON+UDLs to get rid of invalid filename characters → 112e1b9</text:p>
      <text:p text:style-name="P712">Okay, with that fixed, back to testing the generator. <text:s/>Yes, it seems to work now: it created 325 AC files (wow, didn’t realize there were that many UDLs in the Collection), and it correctly updated the JSON to include the auto-generated autoCompletion and autoCompletionAuthor entries. <text:s/>Get rid of all of those (because I need to test to make sure it works in the Action).</text:p>
      <text:p text:style-name="CommitMessage">GenerateAC: generates the XML and updates the JSON" -m "do an action-based run with running the script but not yet automatically saving the generated files back to the repo → 93b1467</text:p>
      <text:p text:style-name="P713">Ugh, their python executable is different than mine, and doesn’t accept an f’’ string with <text:span text:style-name="InlineCode">{udl[‘id-name’]}</text:span> embedded, because the ‘ confuses it. <text:s/>This makes sense, but it’s odd that my local python didn’t complain about it. :-( <text:s/>Hopefully, there aren’t too many of those.</text:p>
      <text:p text:style-name="CommitMessage">GenerateAC: fix python syntax → d320bce</text:p>
      <text:p text:style-name="CommitMessage">GenerateAC: fix second python syntax → 1026098</text:p>
      <text:p text:style-name="P714">That worked.</text:p>
      <text:p text:style-name="CommitMessage">GenerateAC: update workflow to also do the git-auto-commit (if push or workflow_dispatch, not on PR) → 004882e</text:p>
      <text:p text:style-name="P714">Yes, the push to my branch worked. <text:s/>But I really need to restrict it to only commit when it’s in the main branch.</text:p>
      <text:p text:style-name="CommitMessage">GenerateAC: restrict the autoCompletion commit to just be the main repo, master branch<text:line-break/>(delete one of the new AC to test that logic)<text:line-break/>→ 049a9c7</text:p>
      <text:p text:style-name="P715">Ugh, that commit found another bug: XLF.xml was generated with no KeyWords. <text:s/><text:span text:style-name="T473">Add in edge-case detector.</text:span></text:p>
      <text:p text:style-name="CommitMessage">GenerateAC: add edge case detection to skip UDL with no keywords → 6fedc5a</text:p>
      <text:p text:style-name="CommitMessage">GenerateAC: remove the additions, to make them re-generate after the fixes<text:line-break/>(should not commit the updates until it's back in the primary repo) → 9a70f55</text:p>
      <text:p text:style-name="P716"><text:soft-page-break/>Okay, this one validated and generated, but did not commit. <text:s/><text:span text:style-name="T474">So that’s good.</text:span></text:p>
      <text:p text:style-name="P717">Now, I need to test if I can validate the XML after the generation, to check for errors. <text:s/>Yep, that worked.</text:p>
      <text:p text:style-name="P717">It’s time to reset to the beginning of this branch, so I’ve got one clean commit before the PR:</text:p>
      <text:p text:style-name="P718">generate_ac: automatically generate missing autoCompletion files<text:line-break/>- this will work for any UDL that doesn’t already have AC<text:line-break/>- it will generate and validate the XML no matter when the action is run, but it will only commit them back to the repo if it’s the primary repo’s master branch (to avoid extra files to review during PR)<text:line-break/>→ 5d8aa41</text:p>
      <text:p text:style-name="P719">That collapsed it down to a single commit. <text:s/>Time to try to PR it. <text:s/><text:span text:style-name="T475">That worked, including the generation, validation, and commit. <text:s/>Good. <text:s/>I guess that feature of the UDL Collection is done now.</text:span></text:p>
      <text:h text:style-name="P720" text:outline-level="1"><text:bookmark-start text:name="__RefHeading___Toc7281_1032334103"/>2025-Sep-18<text:tab/>ConfigUpdater Release v2.2.2<text:bookmark-end text:name="__RefHeading___Toc7281_1032334103"/></text:h>
      <text:p text:style-name="P721">So, I am getting the feeling that Don is closing things out in preparation for v8.8.6, and I want my plugin updates to make it. <text:s/>I have no remaining open issues in the ConfigUpdater, so I should get the next version released and submitted to nppPluginList. <text:s/>Should it be v2.2.2 or v2.3? <text:s/>Really, I think “handling Cloud+SettingsDir” is probably a new feature, rather than just a bugfix.</text:p>
      <text:p text:style-name="CommitMessage">Release v2.3: now handles Cloud and -settingsDir setups</text:p>
      <text:p text:style-name="CommitMessage">also includes internal code-reuse improvements</text:p>
      <text:p text:style-name="CommitMessage">→ 6ab8af9</text:p>
      <text:p text:style-name="P722">Release ⇒ <text:a xlink:type="simple" xlink:href="https://github.com/pryrt/NppPlugin-ConfigUpdater/releases/tag/v2.3.0" text:style-name="Internet_20_link" text:visited-style-name="Visited_20_Internet_20_Link">https://github.com/pryrt/NppPlugin-ConfigUpdater/releases/tag/v2.3.0</text:a></text:p>
      <text:p text:style-name="P723">PR ⇒ <text:a xlink:type="simple" xlink:href="https://github.com/notepad-plus-plus/nppPluginList/pull/953" text:style-name="Internet_20_link" text:visited-style-name="Visited_20_Internet_20_Link">https://github.com/notepad-plus-plus/nppPluginList/pull/953</text:a></text:p>
      <text:h text:style-name="P724" text:outline-level="2"><text:bookmark-start text:name="__RefHeading___Toc7316_1032334103"/>CollectionInterface<text:bookmark-end text:name="__RefHeading___Toc7316_1032334103"/></text:h>
      <text:p text:style-name="P723">So far in the main branch, I have integrated:</text:p>
      <text:list text:continue-list="list160815481352276" text:style-name="List_20_1">
        <text:list-item>
          <text:p text:style-name="P725">Feature: Cloud Dir &amp; -settingsDir</text:p>
        </text:list-item>
        <text:list-item>
          <text:p text:style-name="P725">Code-Reuse improvements</text:p>
        </text:list-item>
        <text:list-item>
          <text:p text:style-name="P725">autoCompletion-as-boolean logic fix</text:p>
        </text:list-item>
      </text:list>
      <text:p text:style-name="P723"><text:soft-page-break/>That would definitely be enough for v1.2.0 release… but I want to see if I can get overrideMap feature as well, before the cutoff. <text:s/>If not, I’ve got what’s in the main branch which I can release/tag in a few minutes whenever Don makes the announcement, but I should at least try.</text:p>
      <text:h text:style-name="P724" text:outline-level="2"><text:bookmark-start text:name="__RefHeading___Toc7318_1032334103"/>CollectionInterface: overrideMap<text:bookmark-end text:name="__RefHeading___Toc7318_1032334103"/></text:h>
      <text:p text:style-name="P723">I had already apparently done some work on 9/12 that I didn’t include in the notebook: <text:span text:style-name="T476">just creating the branch and bringing in the tinyxml2 library. <text:s/></text:span></text:p>
      <text:p text:style-name="P726">And, like on Friday, I just saw some work available, so switching focus again. <text:s/>I guess overrideMap will wait longer. ;-(</text:p>
      <text:p text:style-name="P727">Notebook: for CI, will be working on overrideMap next</text:p>
      <text:p text:style-name="P728">Nevermind, task disappeared. <text:s/><text:span text:style-name="T477">Back to fun. :-)</text:span></text:p>
      <text:p text:style-name="P729">Start populating the class. <text:s/>I actualyl don’t know what attributes and methods I’ll need. <text:s/>Start with just an .experiment() method, where I can flesh out my ideas. <text:s/><text:span text:style-name="T478">Start by getting the right overrideMap</text:span></text:p>
      <text:p text:style-name="CommitMessage">CollectionInterface: update NppMetaClass and global instance to require plugin name at instantiation → f0b1ab7</text:p>
      <text:p text:style-name="P730">For overrideMap, I originally started by implementing: if .cfgFunctionList\overrideMap.xml exists, use that, otherwise try .app\functionList\overrideMap.xml, else write new file to .cfgFunctionList if possible, else write new file to .app\functionList\ . <text:s/>But that’s not really quite the right priority: I should prioritize <text:span text:style-name="T10">copying</text:span><text:span text:style-name="T11"> the app version to the cfgFunctionList directory if needed, then if that doesn’t work, create a new version in cfg, else finally create a new version in app subfolder.</text:span></text:p>
      <text:p text:style-name="P731">I decided that the extracting of the paths and the initial grabbing of the XML handles should be the constructor method, and then adding an association needs to be a method (so call that method in a loop). <text:s/>All the paths and handles are now properties, and the .experiment() is doing nothing, for now.</text:p>
      <text:p text:style-name="CommitMessage">CollectionInterface: OverrideMapUpdater has a constructor with properties for the needed paths and for the initial XML → 274896d</text:p>
      <text:p text:style-name="P732">Create a method to add the single association, and verify it works. <text:s/></text:p>
      <text:p text:style-name="CommitMessage">CollectionInterface: OverrideMapUpdater has method to add association → d2021d7</text:p>
      <text:h text:style-name="P733" text:outline-level="1"><text:bookmark-start text:name="__RefHeading___Toc7367_1591877448"/><text:soft-page-break/>2025-Sep-21<text:tab/>CollectionInterface: overrideMap<text:bookmark-end text:name="__RefHeading___Toc7367_1591877448"/></text:h>
      <text:p text:style-name="P734">So, my .experiment() is successful: I can add a new association to the overrideMap and save it properly. <text:s/>I think I need an .add_multiple_udl_assoc(vector,vector) – or maybe a map&lt;str,str&gt; would be even better. <text:s/><text:span text:style-name="T479">Actually, just overload the same .add_udl_assoc method. <text:s/>Excellent, that worked.</text:span></text:p>
      <text:p text:style-name="CommitMessage">Add variant .add_udl_assoc(map&lt;str,str&gt;) to add multiple UDL at once → 2e2880f</text:p>
      <text:p text:style-name="P735">So my reason, which I forgot to mention, was so that I could have a single write to overrideMap even when I have lots of UDLs to add (this will be needed if there’s UAC: I only want to ask the once). <text:s/><text:span text:style-name="T480">So, the logic will need to be “if one (or more) autoCompletions downloaded, ask if I want to update overrideMap; if so, include those in direct edit, or save to a temp location and then copy/move like the AC files themselves”. <text:s/>Looking at the code: good, I’ve already got mapUacDelayed&lt;wstr,wstr&gt;, so that’s exactly what I need.</text:span></text:p>
      <text:p text:style-name="P736">So start hooking it in, with a prompt, and creating a new OverrideMapUpdater object at the right time (use nullptr until known needed, then use <text:span text:style-name="InlineCode">new</text:span> to delay the initialization overhead until it’s needed)</text:p>
      <text:p text:style-name="P737">Hmm, running into a roadblock: how <text:span text:style-name="T481">will I propagate the difference between the main language ID (UDL filename) and the AC name. <text:s/>I added some new tracking variables…</text:span></text:p>
      <text:p text:style-name="P738">Okay, and need to add -&gt;saveFile() method to save the underlying file.</text:p>
      <text:p text:style-name="P739">UGH! OverrideMap is for FunctionList, NOT for autoCompletions. <text:s/>So my code in the OverrideMapUpdater class is correct, but nothing I added to CollectionInterfaceDialog is; and it won’t have quite the same naming issues, so I’ll have to re-think about it. <text:s/>Blech, wasted a big chunk of that code. ☹ <text:s/>Restore the original file. <text:s/>Not enough time/energy to try to do that again today.</text:p>
      <text:p text:style-name="TODO">☐ <text:span text:style-name="T481">add hooks for functionList-&gt;overrideMap in the CIDialog (remember to focus on FL!!!)</text:span></text:p>
      <text:p text:style-name="P740">CollectionInterface: add the -&gt;saveFile() method for overrideMap → 34fdb2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1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9-21T16:08:14.315811600</dc:date>
    <meta:editing-duration>P16DT9H13M28S</meta:editing-duration>
    <meta:editing-cycles>749</meta:editing-cycles>
    <meta:generator>LibreOffice/25.8.1.1$Windows_X86_64 LibreOffice_project/54047653041915e595ad4e45cccea684809c77b5</meta:generator>
    <meta:document-statistic meta:table-count="6" meta:image-count="7" meta:object-count="0" meta:page-count="119" meta:paragraph-count="1798" meta:word-count="40816" meta:character-count="256842" meta:non-whitespace-character-count="213780"/>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